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6c417" officeooo:paragraph-rsid="00677a31"/>
    </style:style>
    <style:style style:name="P7" style:family="paragraph" style:parent-style-name="Text_20_body">
      <style:text-properties officeooo:rsid="0041e31d" officeooo:paragraph-rsid="0041e31d"/>
    </style:style>
    <style:style style:name="P8" style:family="paragraph" style:parent-style-name="Text_20_body">
      <style:text-properties officeooo:rsid="0041e31d" officeooo:paragraph-rsid="0063e667"/>
    </style:style>
    <style:style style:name="P9" style:family="paragraph" style:parent-style-name="Text_20_body">
      <style:text-properties officeooo:rsid="0053d07b" officeooo:paragraph-rsid="0069454d"/>
    </style:style>
    <style:style style:name="P10" style:family="paragraph" style:parent-style-name="Text_20_body">
      <style:text-properties officeooo:rsid="0048da12" officeooo:paragraph-rsid="006ec491"/>
    </style:style>
    <style:style style:name="P11" style:family="paragraph" style:parent-style-name="Text_20_body">
      <style:text-properties officeooo:paragraph-rsid="0057153a"/>
    </style:style>
    <style:style style:name="P12" style:family="paragraph" style:parent-style-name="Text_20_body">
      <style:text-properties officeooo:rsid="00514737" officeooo:paragraph-rsid="006fae9b"/>
    </style:style>
    <style:style style:name="P13" style:family="paragraph" style:parent-style-name="Text_20_body">
      <style:text-properties officeooo:rsid="00514737" officeooo:paragraph-rsid="00528391"/>
    </style:style>
    <style:style style:name="P14" style:family="paragraph" style:parent-style-name="Table_20_Contents">
      <style:text-properties officeooo:rsid="00209cd3" officeooo:paragraph-rsid="00209cd3"/>
    </style:style>
    <style:style style:name="P15" style:family="paragraph" style:parent-style-name="Table_20_Contents">
      <style:text-properties officeooo:rsid="0024dc97" officeooo:paragraph-rsid="0024dc97"/>
    </style:style>
    <style:style style:name="P16" style:family="paragraph" style:parent-style-name="Table_20_Contents">
      <style:text-properties officeooo:rsid="0025cb28" officeooo:paragraph-rsid="0025cb28"/>
    </style:style>
    <style:style style:name="P17" style:family="paragraph" style:parent-style-name="Table_20_Contents">
      <style:text-properties officeooo:rsid="002695e6" officeooo:paragraph-rsid="002695e6"/>
    </style:style>
    <style:style style:name="P18" style:family="paragraph" style:parent-style-name="Table_20_Contents">
      <style:text-properties officeooo:rsid="002c86c7" officeooo:paragraph-rsid="002c86c7"/>
    </style:style>
    <style:style style:name="P19" style:family="paragraph" style:parent-style-name="Table_20_Contents">
      <style:text-properties officeooo:rsid="00343751" officeooo:paragraph-rsid="00343751"/>
    </style:style>
    <style:style style:name="P20" style:family="paragraph" style:parent-style-name="Table_20_Contents">
      <style:text-properties officeooo:rsid="003567cd" officeooo:paragraph-rsid="003567cd"/>
    </style:style>
    <style:style style:name="P21" style:family="paragraph" style:parent-style-name="Table_20_Contents">
      <style:text-properties officeooo:rsid="005aa46f" officeooo:paragraph-rsid="006c4254"/>
    </style:style>
    <style:style style:name="P22" style:family="paragraph" style:parent-style-name="Table_20_Contents">
      <style:text-properties officeooo:rsid="006cb6f7" officeooo:paragraph-rsid="006cb6f7"/>
    </style:style>
    <style:style style:name="P23" style:family="paragraph" style:parent-style-name="Source_20_Text">
      <style:text-properties officeooo:rsid="001b41ba" officeooo:paragraph-rsid="001b41ba"/>
    </style:style>
    <style:style style:name="P24" style:family="paragraph" style:parent-style-name="Source_20_Text">
      <style:text-properties officeooo:rsid="0024dc97" officeooo:paragraph-rsid="0024dc97"/>
    </style:style>
    <style:style style:name="P25" style:family="paragraph" style:parent-style-name="Source_20_Text">
      <style:text-properties officeooo:rsid="006b6626" officeooo:paragraph-rsid="006a4251"/>
    </style:style>
    <style:style style:name="P26" style:family="paragraph" style:parent-style-name="Heading_20_2">
      <style:text-properties officeooo:rsid="00176fbb" officeooo:paragraph-rsid="00176fbb"/>
    </style:style>
    <style:style style:name="P27" style:family="paragraph" style:parent-style-name="Heading_20_2">
      <style:text-properties officeooo:rsid="001cdd4f" officeooo:paragraph-rsid="001cdd4f"/>
    </style:style>
    <style:style style:name="P28" style:family="paragraph" style:parent-style-name="Heading_20_2">
      <style:text-properties officeooo:rsid="0042b958" officeooo:paragraph-rsid="004e307f"/>
    </style:style>
    <style:style style:name="P29" style:family="paragraph" style:parent-style-name="Heading_20_2">
      <style:text-properties officeooo:paragraph-rsid="00176fbb"/>
    </style:style>
    <style:style style:name="P30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1" style:family="paragraph" style:parent-style-name="Table_20_Contents" style:list-style-name="L1">
      <style:text-properties officeooo:rsid="0025cb28" officeooo:paragraph-rsid="0025cb28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style:text-underline-style="solid" style:text-underline-width="auto" style:text-underline-color="font-color" officeooo:rsid="0056c417"/>
    </style:style>
    <style:style style:name="T14" style:family="text">
      <style:text-properties officeooo:rsid="001b41ba"/>
    </style:style>
    <style:style style:name="T15" style:family="text">
      <style:text-properties officeooo:rsid="001cdd4f"/>
    </style:style>
    <style:style style:name="T16" style:family="text">
      <style:text-properties officeooo:rsid="001e7d88"/>
    </style:style>
    <style:style style:name="T17" style:family="text">
      <style:text-properties officeooo:rsid="0021c92c"/>
    </style:style>
    <style:style style:name="T18" style:family="text">
      <style:text-properties officeooo:rsid="0027aab2"/>
    </style:style>
    <style:style style:name="T19" style:family="text">
      <style:text-properties officeooo:rsid="00281c28"/>
    </style:style>
    <style:style style:name="T20" style:family="text">
      <style:text-properties officeooo:rsid="002d8668"/>
    </style:style>
    <style:style style:name="T21" style:family="text">
      <style:text-properties officeooo:rsid="0032eee0"/>
    </style:style>
    <style:style style:name="T22" style:family="text">
      <style:text-properties officeooo:rsid="0033f44c"/>
    </style:style>
    <style:style style:name="T23" style:family="text">
      <style:text-properties officeooo:rsid="00343751"/>
    </style:style>
    <style:style style:name="T24" style:family="text">
      <style:text-properties officeooo:rsid="0042b958"/>
    </style:style>
    <style:style style:name="T25" style:family="text">
      <style:text-properties officeooo:rsid="0048da12"/>
    </style:style>
    <style:style style:name="T26" style:family="text">
      <style:text-properties officeooo:rsid="004ad3e6"/>
    </style:style>
    <style:style style:name="T27" style:family="text">
      <style:text-properties officeooo:rsid="004f8994"/>
    </style:style>
    <style:style style:name="T28" style:family="text">
      <style:text-properties officeooo:rsid="005010d2"/>
    </style:style>
    <style:style style:name="T29" style:family="text">
      <style:text-properties officeooo:rsid="00528391"/>
    </style:style>
    <style:style style:name="T30" style:family="text">
      <style:text-properties officeooo:rsid="0055603e"/>
    </style:style>
    <style:style style:name="T31" style:family="text">
      <style:text-properties officeooo:rsid="0056c417"/>
    </style:style>
    <style:style style:name="T32" style:family="text">
      <style:text-properties officeooo:rsid="005bf8d8"/>
    </style:style>
    <style:style style:name="T33" style:family="text">
      <style:text-properties officeooo:rsid="005f1592"/>
    </style:style>
    <style:style style:name="T34" style:family="text">
      <style:text-properties officeooo:rsid="0063a25f"/>
    </style:style>
    <style:style style:name="T35" style:family="text">
      <style:text-properties officeooo:rsid="0063e667"/>
    </style:style>
    <style:style style:name="T36" style:family="text">
      <style:text-properties officeooo:rsid="00651c93"/>
    </style:style>
    <style:style style:name="T37" style:family="text">
      <style:text-properties fo:font-weight="bold" officeooo:rsid="00651c93" style:font-weight-asian="bold" style:font-weight-complex="bold"/>
    </style:style>
    <style:style style:name="T38" style:family="text">
      <style:text-properties officeooo:rsid="0065e183"/>
    </style:style>
    <style:style style:name="T39" style:family="text">
      <style:text-properties officeooo:rsid="00665f14"/>
    </style:style>
    <style:style style:name="T40" style:family="text">
      <style:text-properties style:text-underline-style="none" officeooo:rsid="003b6c6c"/>
    </style:style>
    <style:style style:name="T41" style:family="text">
      <style:text-properties officeooo:rsid="006d9f81"/>
    </style:style>
    <style:style style:name="T42" style:family="text">
      <style:text-properties officeooo:rsid="006fae9b"/>
    </style:style>
    <style:style style:name="T43" style:family="text">
      <style:text-properties officeooo:rsid="001761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</text:p>
      <text:h text:style-name="P29" text:outline-level="2"><text:span text:style-name="T43">Nom de l’exécutable</text:span></text:h>
      <text:p text:style-name="P1"><text:span text:style-name="Source_20_Text">analog</text:span></text:p>
      <text:p text:style-name="P1">Analyse le contenu d’un fichier log formaté à la manière de Apache.</text:p>
      <text:h text:style-name="P26" text:outline-level="2">Synopsis</text:h>
      <text:p text:style-name="P25">analog -h</text:p>
      <text:p text:style-name="Source_20_Text"><text:span text:style-name="T14">a</text:span>nalog <text:span text:style-name="T14">[-xa] <text:s/></text:span><text:span text:style-name="T3">fi</text:span><text:span text:style-name="T4">chier</text:span><text:span text:style-name="T5">L</text:span></text:p>
      <text:p text:style-name="P24">analog [-g <text:span text:style-name="T2">fichier</text:span><text:span text:style-name="T5">G</text:span>] <text:span text:style-name="T2">fichier</text:span><text:span text:style-name="T5">L</text:span></text:p>
      <text:p text:style-name="P23"><text:span text:style-name="T14">a</text:span>nalog [-l #] <text:span text:style-name="T2">fi</text:span><text:span text:style-name="T4">chier</text:span><text:span text:style-name="T5">L</text:span></text:p>
      <text:p text:style-name="P23">analog [-t #] <text:span text:style-name="T2">fi</text:span><text:span text:style-name="T4">chier</text:span><text:span text:style-name="T5">L</text:span></text:p>
      <text:p text:style-name="P23">analog [-n #] <text:span text:style-name="T2">fi</text:span><text:span text:style-name="T4">chier</text:span><text:span text:style-name="T5">L</text:span></text:p>
      <text:h text:style-name="P27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8">Il est possible de filtrer les données que l’on veut analyser à</text:span> <text:span text:style-name="T18">l’aide des options.</text:span></text:p>
      <text:p text:style-name="P3"><text:span text:style-name="T18">S</text:span>ans aucune option, analog affiche les 10 documents <text:span text:style-name="T22">les plus sollicités</text:span> <text:span text:style-name="T22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h</text:span></text:span></text:p>
          </table:table-cell>
          <table:table-cell table:style-name="Table1.A1" office:value-type="string">
            <text:p text:style-name="P14">Affiche l’utilisation de <text:span text:style-name="Source_20_Text">analog</text:span> <text:span text:style-name="T17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5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21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40"> </text:span></text:span>generated" si le fichier a bien é<text:span text:style-name="T41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x</text:span></text:span></text:p>
          </table:table-cell>
          <table:table-cell table:style-name="Table1.A1" office:value-type="string">
            <text:p text:style-name="P16">Exclue tous les fichiers qui se termine par une extension de type :</text:p>
            <text:list xml:id="list8362090532936050260" text:style-name="L1">
              <text:list-item>
                <text:p text:style-name="P31">image (jpg, jpeg, png, gif, bmp)</text:p>
              </text:list-item>
              <text:list-item>
                <text:p text:style-name="P31">code de mise en forme (js, css)</text:p>
              </text:list-item>
              <text:list-item>
                <text:p text:style-name="P31">son (mp3, aac, flac, wav, ogg)</text:p>
              </text:list-item>
              <text:list-item>
                <text:p text:style-name="P31">vidéo (mp4, mov, m4v, flv, 3gp)</text:p>
              </text:list-item>
              <text:list-item>
                <text:p text:style-name="P31">vectoriel (svg)</text:p>
              </text:list-item>
            </text:list>
            <text:p text:style-name="P17">Non sensible à la casse. <text:span text:style-name="T39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l #</text:span></text:span></text:p>
          </table:table-cell>
          <table:table-cell table:style-name="Table1.A1" office:value-type="string">
            <text:p text:style-name="P22">Filtre <text:span text:style-name="T19">tous les fichiers n’ayant pas au moins un lien (vers ou depuis) faisant # hits à lui tout seul. Ainsi, dans le graphe (</text:span><text:span text:style-name="Source_20_Text"><text:span text:style-name="T19">-g</text:span></text:span><text:span text:style-name="T19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t #</text:span></text:span></text:p>
          </table:table-cell>
          <table:table-cell table:style-name="Table1.A1" office:value-type="string">
            <text:p text:style-name="P18">Filtre tou<text:span text:style-name="T21">s les documents</text:span> n’ayant pas été écrits à l’<text:span text:style-name="T20">heure #, avec # un nombre au format 24h (ex : </text:span><text:span text:style-name="Source_20_Text"><text:span text:style-name="T20">1</text:span></text:span><text:span text:style-name="T20"> ou </text:span><text:span text:style-name="Source_20_Text"><text:span text:style-name="T20">13</text:span></text:span><text:span text:style-name="T20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n #</text:span></text:span></text:p>
          </table:table-cell>
          <table:table-cell table:style-name="Table1.A1" office:value-type="string">
            <text:p text:style-name="P19"><text:span text:style-name="T23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8">a</text:span></text:span></text:p>
          </table:table-cell>
          <table:table-cell table:style-name="Table1.A1" office:value-type="string">
            <text:p text:style-name="P20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30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7">Le format des champs doit être celui des fichiers de log Apache <text:span text:style-name="T24">(9 champs séparés par des espaces non échappés par des guillemets doubles (</text:span><text:span text:style-name="Source_20_Text"><text:span text:style-name="T24">"</text:span></text:span><text:span text:style-name="T24">).</text:span></text:p>
      <text:p text:style-name="P8"><text:span text:style-name="T35">Les URI ne doivent </text:span><text:span text:style-name="T37">pas</text:span><text:span text:style-name="T36"> avoir de paramètres de type GET (i.e. </text:span><text:span text:style-name="Source_20_Text"><text:span text:style-name="T36">/bonjour.php?param=valeur</text:span></text:span><text:span text:style-name="T36">), et doivent finir par une extension (</text:span><text:span text:style-name="Source_20_Text"><text:span text:style-name="T38">/fic.html</text:span></text:span><text:span text:style-name="T38">, </text:span><text:span text:style-name="Source_20_Text"><text:span text:style-name="T38">/a.css</text:span></text:span><text:span text:style-name="T38">, etc.) ou pas d'extension du tout (</text:span><text:span text:style-name="Source_20_Text"><text:span text:style-name="T38">/</text:span></text:span><text:span text:style-name="T38">, </text:span><text:span text:style-name="Source_20_Text"><text:span text:style-name="T38">/bonjour</text:span></text:span><text:span text:style-name="T38">).</text:span></text:p>
      <text:h text:style-name="P28" text:outline-level="2">Diagnostique</text:h>
      <text:p text:style-name="P5"><text:span text:style-name="Source_20_Text">analog</text:span> renvoie 0 <text:span text:style-name="T27">si tout s’est bien passé</text:span>, et &gt;0 en cas d’erreur <text:span text:style-name="T28">(</text:span>listés ci-dessous<text:span text:style-name="T28">)</text:span>.</text:p>
      <text:p text:style-name="P6">Le <text:span text:style-name="Source_20_Text"><text:span text:style-name="T2">fichierL</text:span></text:span> n’est pas spécifié <text:span text:style-name="T25">⇒ affiche l’utilisation de </text:span><text:span text:style-name="Source_20_Text"><text:span text:style-name="T26">analog</text:span></text:span><text:span text:style-name="T26"> et ses options sur la sortie d’erreur standard. Code d’erreur </text:span><text:span text:style-name="Source_20_Text"><text:span text:style-name="T26">ERR_ARGS</text:span></text:span><text:span text:style-name="T26"> (1).</text:span></text:p>
      <text:p text:style-name="P9"><text:span text:style-name="T29">Une option autre que </text:span><text:span text:style-name="Source_20_Text"><text:span text:style-name="T33">-h</text:span></text:span><text:span text:style-name="T33">, </text:span><text:span text:style-name="Source_20_Text"><text:span text:style-name="T33">-x</text:span></text:span><text:span text:style-name="T33">, ou </text:span><text:span text:style-name="Source_20_Text"><text:span text:style-name="T33">-a</text:span></text:span><text:span text:style-name="T33"> n’est pas suivie de son argument (ou celui-ci est mal formaté) ⇒ affiche l’utilisation de </text:span><text:span text:style-name="Source_20_Text"><text:span text:style-name="T26">analog</text:span></text:span><text:span text:style-name="T26"> et ses options sur la sortie d’erreur standard . Code d’erreur </text:span><text:span text:style-name="Source_20_Text"><text:span text:style-name="T30">ERR_ARGS</text:span></text:span><text:span text:style-name="T34"> (1).</text:span></text:p>
      <text:p text:style-name="P10"><text:span text:style-name="T24">L</text:span>e <text:span text:style-name="Source_20_Text"><text:span text:style-name="T2">fichierL</text:span></text:span> <text:span text:style-name="T31">est inaccessible en lecture</text:span> ⇒ <text:span text:style-name="T26">affiche "Impossible de lire le fichier de log" sur la sortie d’erreur standard. Code d’erreur </text:span><text:span text:style-name="Source_20_Text"><text:span text:style-name="T26">ERR_READ</text:span></text:span><text:span text:style-name="T26"> (2).</text:span></text:p>
      <text:p text:style-name="P12"><text:span text:style-name="T26">L</text:span>e <text:span text:style-name="Source_20_Text"><text:span text:style-name="T2">fichierL</text:span></text:span> est vide <text:span text:style-name="T25">⇒ </text:span>affiche "Fichier vide <text:span text:style-name="T42">ou introuvable</text:span>" sur la sortie d’erreur standard. Code d’erreur <text:span text:style-name="Source_20_Text">ERR_</text:span><text:span text:style-name="Source_20_Text"><text:span text:style-name="T42">READ</text:span></text:span><text:span text:style-name="T29"> (2).</text:span></text:p>
      <text:p text:style-name="P13">Le <text:span text:style-name="Source_20_Text"><text:span text:style-name="T11">fichierL</text:span></text:span><text:span text:style-name="T29"> est mal formaté ⇒ n'est pas détecté, et entraîne un comportement indéterminé.</text:span></text:p>
      <text:p text:style-name="P11"><text:span text:style-name="T30">Le </text:span><text:span text:style-name="Source_20_Text"><text:span text:style-name="T13">fichierG</text:span></text:span><text:span text:style-name="T31"> n’est pas accessible en écriture ⇒ affiche "Impossible de générer fichier GraphViz" sur la sortie d’erreur standard. Code d’erreur </text:span><text:span text:style-name="Source_20_Text"><text:span text:style-name="T25">ERR_WRITE</text:span></text:span><text:span text:style-name="T25"> (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20:06:26.196719000</dc:date>
    <meta:editing-duration>PT2H56M22S</meta:editing-duration>
    <meta:editing-cycles>100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48" meta:word-count="551" meta:character-count="3187" meta:non-whitespace-character-count="2688"/>
  </office:meta>
</office:document-meta>
</file>